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ff65" officeooo:paragraph-rsid="0005ff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 pasta desenvolvimento existe um arquivo chamado seeds.txt que é o arquivo com as equações diferenciais para alimentar o banco de dados da aplicação. O script equações.js lê o arquivo de seeds equação por equação, faz a requisição para o wolfran-alpha e requisita todos os pod disponíveis (pod são os arrays de informação). Após ter os pods são filtradas as informações desejadas e salvas num arquivo de informação da equação é baixada a imagem renderizada da equação e também a sua solução (quando a solução existe). Equações sem solução só podem ser utilizadas no primeiro módulo do jogo, o de classificação.</text:p>
      <text:p text:style-name="P1">Com todas as informações desejadas de cada equação é possível utilizar o arquivo estatisticas.js</text:p>
      <text:p text:style-name="P1">que lê todos os arquivos de informação para contabilizar as informações da quantidade de equações diferenciais, quais tem resposta e quais não, quais são homogêneas, exatas, separáveis, linear, não linear, linear, ordem1, ordem2, ordem3, ordem de 4 para cima são consideradas ordem superior, além de fazer a contagem, também são indicados o número da equação. Essas informações são escritas num arquivo de controle para que possa ser lido pelo aplicativo (jogo) e fazer a seleção das equação correta para renderizar, a depender do nível que a pessoa está joga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02:24:13.293755866</meta:creation-date>
    <dc:date>2019-03-14T02:32:30.438721422</dc:date>
    <meta:editing-duration>PT8M17S</meta:editing-duration>
    <meta:editing-cycles>1</meta:editing-cycles>
    <meta:document-statistic meta:table-count="0" meta:image-count="0" meta:object-count="0" meta:page-count="1" meta:paragraph-count="3" meta:word-count="204" meta:character-count="1271" meta:non-whitespace-character-count="1070"/>
    <meta:generator>LibreOffice/5.1.2.2$Linux_X86_64 LibreOffice_project/10m0$Build-2</meta:generator>
  </office:meta>
</office:document-meta>
</file>